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1B6000000BBC49430CB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objectwithoutfill">
      <style:graphic-properties svg:stroke-width="0.01cm" svg:stroke-color="#2323dc" draw:marker-start-width="0.215cm" draw:marker-end-width="0.215cm" draw:fill="none" draw:textarea-vertical-align="middle" fo:padding-top="0.13cm" fo:padding-bottom="0.13cm" fo:padding-left="0.255cm" fo:padding-right="0.255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ff" fo:font-size="10pt" style:font-size-asian="10pt" style:font-size-complex="10pt"/>
    </style:style>
    <style:style style:name="T1" style:family="text">
      <style:text-properties fo:color="#0000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9.673cm" svg:height="4.129cm" svg:x="1.812cm" svg:y="1.871cm">
          <draw:image xlink:href="Pictures/10000201000001B6000000BBC49430CB.png" xlink:type="simple" xlink:show="embed" xlink:actuate="onLoad">
            <text:p/>
          </draw:image>
        </draw:frame>
        <draw:frame draw:style-name="gr2" draw:text-style-name="P2" draw:layer="layout" svg:width="1.43cm" svg:height="0.645cm" svg:x="6.303cm" svg:y="1.223cm">
          <draw:text-box>
            <text:p text:style-name="P1"><text:span text:style-name="T1">Next</text:span></text:p>
          </draw:text-box>
        </draw:frame>
        <draw:line draw:style-name="gr3" draw:text-style-name="P1" draw:layer="layout" svg:x1="5.095cm" svg:y1="2.797cm" svg:x2="5.009cm" svg:y2="1.631cm">
          <text:p/>
        </draw:line>
        <draw:frame draw:style-name="gr2" draw:text-style-name="P2" draw:layer="layout" svg:width="1.43cm" svg:height="0.645cm" svg:x="0.534cm" svg:y="0.394cm">
          <draw:text-box>
            <text:p text:style-name="P1"><text:span text:style-name="T1">First</text:span></text:p>
          </draw:text-box>
        </draw:frame>
        <draw:line draw:style-name="gr3" draw:text-style-name="P1" draw:layer="layout" svg:x1="2.718cm" svg:y1="2.912cm" svg:x2="1.186cm" svg:y2="1.039cm">
          <text:p/>
        </draw:line>
        <draw:frame draw:style-name="gr2" draw:text-style-name="P2" draw:layer="layout" svg:width="1.967cm" svg:height="1.039cm" svg:x="-0.1cm" svg:y="3.186cm">
          <draw:text-box>
            <text:p text:style-name="P1"><text:span text:style-name="T1">Selection criteria</text:span></text:p>
          </draw:text-box>
        </draw:frame>
        <draw:frame draw:style-name="gr2" draw:text-style-name="P2" draw:layer="layout" svg:width="1.967cm" svg:height="1.039cm" svg:x="2.318cm" svg:y="0cm">
          <draw:text-box>
            <text:p text:style-name="P1"><text:span text:style-name="T1">Current number</text:span></text:p>
          </draw:text-box>
        </draw:frame>
        <draw:frame draw:style-name="gr2" draw:text-style-name="P2" draw:layer="layout" svg:width="3.282cm" svg:height="0.645cm" svg:x="3.221cm" svg:y="1.089cm">
          <draw:text-box>
            <text:p text:style-name="P1"><text:span text:style-name="T1">Selection size</text:span></text:p>
          </draw:text-box>
        </draw:frame>
        <draw:frame draw:style-name="gr2" draw:text-style-name="P2" draw:layer="layout" svg:width="2.613cm" svg:height="1.039cm" svg:x="5.141cm" svg:y="0cm">
          <draw:text-box>
            <text:p text:style-name="P1"><text:span text:style-name="T1">Number of records</text:span></text:p>
          </draw:text-box>
        </draw:frame>
        <draw:frame draw:style-name="gr2" draw:text-style-name="P2" draw:layer="layout" svg:width="1.43cm" svg:height="0.645cm" svg:x="6.987cm" svg:y="0.394cm">
          <draw:text-box>
            <text:p text:style-name="P1"><text:span text:style-name="T1">Last</text:span></text:p>
          </draw:text-box>
        </draw:frame>
        <draw:line draw:style-name="gr3" draw:text-style-name="P1" draw:layer="layout" svg:x1="5.839cm" svg:y1="2.901cm" svg:x2="6.476cm" svg:y2="0.944cm">
          <text:p/>
        </draw:line>
        <draw:line draw:style-name="gr3" draw:text-style-name="P1" draw:layer="layout" svg:x1="4.137cm" svg:y1="3.172cm" svg:x2="3.413cm" svg:y2="1.039cm">
          <text:p/>
        </draw:line>
        <draw:line draw:style-name="gr3" draw:text-style-name="P1" draw:layer="layout" svg:x1="3.404cm" svg:y1="3.068cm" svg:x2="2.931cm" svg:y2="1.631cm">
          <text:p/>
        </draw:line>
        <draw:line draw:style-name="gr3" draw:text-style-name="P1" draw:layer="layout" svg:x1="6.704cm" svg:y1="3.068cm" svg:x2="7.033cm" svg:y2="1.705cm">
          <text:p/>
        </draw:line>
        <draw:line draw:style-name="gr3" draw:text-style-name="P1" draw:layer="layout" svg:x1="7.525cm" svg:y1="3.063cm" svg:x2="7.754cm" svg:y2="1.039cm">
          <text:p/>
        </draw:line>
        <draw:frame draw:style-name="gr2" draw:text-style-name="P2" draw:layer="layout" svg:width="1.7cm" svg:height="0.645cm" svg:x="7.503cm" svg:y="1.224cm">
          <draw:text-box>
            <text:p text:style-name="P1"><text:span text:style-name="T1">Delete</text:span></text:p>
          </draw:text-box>
        </draw:frame>
        <draw:frame draw:style-name="gr2" draw:text-style-name="P2" draw:layer="layout" svg:width="2.061cm" svg:height="0.645cm" svg:x="9.203cm" svg:y="1.225cm">
          <draw:text-box>
            <text:p text:style-name="P1"><text:span text:style-name="T1">Duplicate</text:span></text:p>
          </draw:text-box>
        </draw:frame>
        <draw:frame draw:style-name="gr2" draw:text-style-name="P2" draw:layer="layout" svg:width="2.309cm" svg:height="0.645cm" svg:x="8.287cm" svg:y="0.395cm">
          <draw:text-box>
            <text:p text:style-name="P1"><text:span text:style-name="T1">New</text:span></text:p>
          </draw:text-box>
        </draw:frame>
        <draw:line draw:style-name="gr3" draw:text-style-name="P1" draw:layer="layout" svg:x1="9.13cm" svg:y1="3.058cm" svg:x2="9.35cm" svg:y2="1.034cm">
          <text:p/>
        </draw:line>
        <draw:line draw:style-name="gr3" draw:text-style-name="P1" draw:layer="layout" svg:x1="8.231cm" svg:y1="3.064cm" svg:x2="8.329cm" svg:y2="1.701cm">
          <text:p/>
        </draw:line>
        <draw:line draw:style-name="gr3" draw:text-style-name="P1" draw:layer="layout" svg:x1="9.822cm" svg:y1="3.06cm" svg:x2="9.925cm" svg:y2="1.697cm">
          <text:p/>
        </draw:line>
        <draw:frame draw:style-name="gr2" draw:text-style-name="P2" draw:layer="layout" svg:width="1.967cm" svg:height="1.039cm" svg:x="11.312cm" svg:y="2.463cm">
          <draw:text-box>
            <text:p text:style-name="P1"><text:span text:style-name="T1">Selection on/off</text:span></text:p>
          </draw:text-box>
        </draw:frame>
        <draw:line draw:style-name="gr3" draw:text-style-name="P1" draw:layer="layout" svg:x1="10.749cm" svg:y1="3.817cm" svg:x2="11.487cm" svg:y2="2.968cm">
          <text:p/>
        </draw:line>
        <draw:line draw:style-name="gr3" draw:text-style-name="P1" draw:layer="layout" svg:x1="2.713cm" svg:y1="3.708cm" svg:x2="1.65cm" svg:y2="3.708cm">
          <text:p/>
        </draw:line>
        <draw:frame draw:style-name="gr2" draw:text-style-name="P2" draw:layer="layout" svg:width="3.282cm" svg:height="0.645cm" svg:x="1.121cm" svg:y="1.09cm">
          <draw:text-box>
            <text:p text:style-name="P1"><text:span text:style-name="T1">Previous</text:span></text:p>
          </draw:text-box>
        </draw:frame>
        <draw:frame draw:style-name="gr2" draw:text-style-name="P2" draw:layer="layout" svg:width="2.309cm" svg:height="0.645cm" svg:x="9.888cm" svg:y="0.396cm">
          <draw:text-box>
            <text:p text:style-name="P1"><text:span text:style-name="T1">Help</text:span></text:p>
          </draw:text-box>
        </draw:frame>
        <draw:line draw:style-name="gr3" draw:text-style-name="P1" draw:layer="layout" svg:x1="10.731cm" svg:y1="3.059cm" svg:x2="10.951cm" svg:y2="1.035cm">
          <text:p/>
        </draw:lin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3cm" fo:page-height="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4.288cm" svg:x="1cm" svg:y="3.776cm"/>
      <draw:page-thumbnail draw:layer="backgroundobjects" svg:width="9.294cm" svg:height="4.288cm" svg:x="1cm" svg:y="11.824cm"/>
      <draw:page-thumbnail draw:layer="backgroundobjects" svg:width="9.294cm" svg:height="4.288cm" svg:x="1cm" svg:y="19.872cm"/>
      <draw:page-thumbnail draw:layer="backgroundobjects" svg:width="9.294cm" svg:height="4.288cm" svg:x="11.295cm" svg:y="3.776cm"/>
      <draw:page-thumbnail draw:layer="backgroundobjects" svg:width="9.294cm" svg:height="4.288cm" svg:x="11.295cm" svg:y="11.824cm"/>
      <draw:page-thumbnail draw:layer="backgroundobjects" svg:width="9.294cm" svg:height="4.288cm" svg:x="11.295cm" svg:y="19.872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7.19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exander Heimel</meta:initial-creator>
    <meta:creation-date>2013-01-19T15:08:02</meta:creation-date>
    <dc:date>2013-01-19T21:49:27</dc:date>
    <dc:creator>Alexander Heimel</dc:creator>
    <meta:editing-duration>PT11M43S</meta:editing-duration>
    <meta:editing-cycles>4</meta:editing-cycles>
    <meta:generator>LibreOffice/3.5$Linux_x86 LibreOffice_project/350m1$Build-2</meta:generator>
    <meta:document-statistic meta:object-count="50"/>
  </office:meta>
</office:document-meta>
</file>